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 style:list-style-name="L2">
      <style:text-properties fo:language="en" fo:country="US"/>
    </style:style>
    <style:style style:name="P5" style:family="paragraph" style:parent-style-name="Text_20_body" style:list-style-name="L3"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XX milestones</text:p>
      <text:p text:style-name="P1">This is a list of the first milestones I intend to achieve in MUXX. </text:p>
      <text:h text:style-name="P6" text:outline-level="1">Formal milestones</text:h>
      <text:p text:style-name="P1">These are the more or less formalized milestones at the beginning of the project. Each milestone includes a set of features to implement, in that precise order.</text:p>
      <text:list xml:id="list5120312391" text:style-name="L1">
        <text:list-item>
          <text:p text:style-name="P3"><text:span text:style-name="T2">Milestone 0</text:span>: Console I/O, MMU enablement and mapping, system calls using TRAP or EMT, switching to/from user mode via RTS and traps. <text:span text:style-name="T1">Already achieved</text:span>.</text:p>
        </text:list-item>
        <text:list-item>
          <text:p text:style-name="P3"><text:span text:style-name="T2">Milestone 1</text:span>: Clock interrupt. “AAA/BBB” task switching, with full context management. Human-readable trap/abort messages. Basic memory management (embedded in kernel). Tasks “A” and “B” still linked into kernel.</text:p>
        </text:list-item>
        <text:list-item>
          <text:p text:style-name="P3"><text:span text:style-name="T2">Milestone 2</text:span>: <text:s/>Memory management out of kernel, in privileged task. Message switching between tasks</text:p>
        </text:list-item>
        <text:list-item>
          <text:p text:style-name="P3"><text:span text:style-name="T2">Milestone 3</text:span>: Programmed mode paper tape device driver (read only and synchronous). Tasks “A” and “B” loaded from LDA image on paper tape. <text:s/>Tasks loading will be hardcoded at kernel startup, but the tasks will not be linked into the kernel.</text:p>
        </text:list-item>
        <text:list-item>
          <text:p text:style-name="P3"><text:span text:style-name="T2">Milestone 4</text:span>: Interrupt-driven paper tape device driver. Tasks “A” and “B” loaded from paper tape. The task loading will be still hardcoded.</text:p>
        </text:list-item>
        <text:list-item>
          <text:p text:style-name="P3"><text:span text:style-name="T2">Milestone 5</text:span>: Interrupt-driven console device driver. Basic command interpreter (“TASKS”, “LOADA”, “LOADB”, “STOPA” and “STOPB” commands. Loading of tasks “A” and “B” moved out of the startup code.</text:p>
        </text:list-item>
        <text:list-item>
          <text:p text:style-name="P3"><text:span text:style-name="T2">Milestone 6</text:span>: Interrupt-driven multiplexer device driver (probably DZ11). Tasks “A” and “B” running in different terminals. Several instances of the tasks (up to number of terminals) will be started from the console.</text:p>
        </text:list-item>
      </text:list>
      <text:h text:style-name="P6" text:outline-level="1">Future work</text:h>
      <text:list xml:id="list527258910" text:style-name="L2">
        <text:list-item>
          <text:p text:style-name="P4">Tiny BASIC interpreter.</text:p>
        </text:list-item>
      </text:list>
      <text:list xml:id="list1926592904" text:style-name="L3">
        <text:list-item>
          <text:p text:style-name="P5">Floppy disk device driver.</text:p>
        </text:list-item>
        <text:list-item>
          <text:p text:style-name="P5">Image loader (non LDA, probably a.out format).</text:p>
        </text:list-item>
        <text:list-item>
          <text:p text:style-name="P5">Basic file system (probably based on RT-11 or even on FAT-12).</text:p>
        </text:list-item>
        <text:list-item>
          <text:p text:style-name="P5">Complete, hierarchical file system (my preference would be to make it Files-11'ish, but perhaps I'll have to settle with some sort of UFS imitation).</text:p>
        </text:list-item>
        <text:list-item>
          <text:p text:style-name="P5">Line printer device driver.</text:p>
        </text:list-item>
        <text:list-item>
          <text:p text:style-name="P5">Card reader device driver. Job entry using cards, output to printer.</text:p>
        </text:list-item>
        <text:list-item>
          <text:p text:style-name="P5">Self-hosted assembler, C compiler and linker (probably from BSD or XINU).</text:p>
        </text:list-item>
        <text:list-item>
          <text:p text:style-name="P5">Line editor (“ed” style)</text:p>
        </text:list-item>
        <text:list-item>
          <text:p text:style-name="P5">Screen editor (“vi” or perhaps EDT style...)</text:p>
        </text:list-item>
        <text:list-item>
          <text:p text:style-name="P5">Ethernet device driver (DELUA), IP stack, telnet server, FTP server</text:p>
        </text:list-item>
        <text:list-item>
          <text:p text:style-name="P5">World domin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Pons</meta:initial-creator>
    <meta:creation-date>2012-08-11T22:18:59</meta:creation-date>
    <dc:date>2012-08-13T12:09:50</dc:date>
    <dc:creator>Jordi Pons</dc:creator>
    <meta:editing-duration>PT3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4" meta:word-count="353" meta:character-count="2164" meta:non-whitespace-character-count="1851"/>
  </office:meta>
</office:document-meta>
</file>